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QtdElementos</text:p>
          </table:table-cell>
          <table:table-cell office:value-type="string">
            <text:p>Threads</text:p>
          </table:table-cell>
          <table:table-cell office:value-type="string">
            <text:p>Peso</text:p>
          </table:table-cell>
          <table:table-cell office:value-type="string">
            <text:p>ms</text:p>
          </table:table-cell>
          <table:table-cell office:value-type="string">
            <text:p>Clocks</text:p>
          </table:table-cell>
          <table:table-cell table:style-name="Default" office:value-type="string">
            <text:p>ms/clock</text:p>
          </table:table-cell>
          <table:table-cell office:value-type="string">
            <text:p>Threads por Bloco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50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36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.90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.17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55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90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.91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.85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11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.22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.24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07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7.39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7.59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8.43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9.83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.35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1.75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50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49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31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.44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.58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8.50e+03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1.62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.76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5.34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1.05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.22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.31e+04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17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.16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64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1.61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47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2.48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84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.85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49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.45e+05</text:p>
          </table:table-cell>
          <table:table-cell table:style-name="Default" office:value-type="string">
            <text:p>inf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4.55e+05</text:p>
          </table:table-cell>
          <table:table-cell office:value-type="string">
            <text:p>4.55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4.82e+05</text:p>
          </table:table-cell>
          <table:table-cell office:value-type="string">
            <text:p>4.82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string">
            <text:p>4.98e+05</text:p>
          </table:table-cell>
          <table:table-cell office:value-type="string">
            <text:p>4.98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string">
            <text:p>3.35e+05</text:p>
          </table:table-cell>
          <table:table-cell office:value-type="string">
            <text:p>3.35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3.93e+05</text:p>
          </table:table-cell>
          <table:table-cell office:value-type="string">
            <text:p>3.93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string">
            <text:p>2.67e+05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string">
            <text:p>4.76e+05</text:p>
          </table:table-cell>
          <table:table-cell office:value-type="string">
            <text:p>4.7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4.09e+05</text:p>
          </table:table-cell>
          <table:table-cell office:value-type="string">
            <text:p>4.09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string">
            <text:p>4.09e+05</text:p>
          </table:table-cell>
          <table:table-cell office:value-type="string">
            <text:p>4.09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3.91e+05</text:p>
          </table:table-cell>
          <table:table-cell office:value-type="string">
            <text:p>3.91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string">
            <text:p>3.69e+05</text:p>
          </table:table-cell>
          <table:table-cell office:value-type="string">
            <text:p>3.69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7.45e+05</text:p>
          </table:table-cell>
          <table:table-cell office:value-type="string">
            <text:p>3.73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string">
            <text:p>7.33e+05</text:p>
          </table:table-cell>
          <table:table-cell office:value-type="string">
            <text:p>3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6.52e+05</text:p>
          </table:table-cell>
          <table:table-cell office:value-type="string">
            <text:p>3.2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string">
            <text:p>6.40e+05</text:p>
          </table:table-cell>
          <table:table-cell office:value-type="string">
            <text:p>3.20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1.03e+06</text:p>
          </table:table-cell>
          <table:table-cell office:value-type="string">
            <text:p>3.43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1.04e+06</text:p>
          </table:table-cell>
          <table:table-cell office:value-type="string">
            <text:p>3.48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string">
            <text:p>8.26e+05</text:p>
          </table:table-cell>
          <table:table-cell office:value-type="string">
            <text:p>2.75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9.69e+05</text:p>
          </table:table-cell>
          <table:table-cell office:value-type="string">
            <text:p>3.23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4">
            <text:p>0.4</text:p>
          </table:table-cell>
          <table:table-cell office:value-type="string">
            <text:p>1.11e+06</text:p>
          </table:table-cell>
          <table:table-cell office:value-type="string">
            <text:p>2.78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string">
            <text:p>1.16e+06</text:p>
          </table:table-cell>
          <table:table-cell office:value-type="string">
            <text:p>2.91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1.11e+06</text:p>
          </table:table-cell>
          <table:table-cell office:value-type="string">
            <text:p>2.7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string">
            <text:p>1.44e+06</text:p>
          </table:table-cell>
          <table:table-cell office:value-type="string">
            <text:p>2.88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1.44e+06</text:p>
          </table:table-cell>
          <table:table-cell office:value-type="string">
            <text:p>2.88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string">
            <text:p>1.40e+06</text:p>
          </table:table-cell>
          <table:table-cell office:value-type="string">
            <text:p>2.79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string">
            <text:p>1.91e+06</text:p>
          </table:table-cell>
          <table:table-cell office:value-type="string">
            <text:p>2.73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  <table:table-cell office:value-type="string">
            <text:p>2.00e+06</text:p>
          </table:table-cell>
          <table:table-cell office:value-type="string">
            <text:p>2.8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string">
            <text:p>2.21e+06</text:p>
          </table:table-cell>
          <table:table-cell office:value-type="string">
            <text:p>2.7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string">
            <text:p>2.14e+06</text:p>
          </table:table-cell>
          <table:table-cell office:value-type="string">
            <text:p>2.68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string">
            <text:p>2.47e+06</text:p>
          </table:table-cell>
          <table:table-cell office:value-type="string">
            <text:p>2.74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2.79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2.7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2.72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2.72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3.96e+06</text:p>
          </table:table-cell>
          <table:table-cell office:value-type="string">
            <text:p>2.83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 office:value-type="string">
            <text:p>3.90e+06</text:p>
          </table:table-cell>
          <table:table-cell office:value-type="string">
            <text:p>2.79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4.13e+06</text:p>
          </table:table-cell>
          <table:table-cell office:value-type="string">
            <text:p>2.75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5.43e+06</text:p>
          </table:table-cell>
          <table:table-cell office:value-type="string">
            <text:p>2.72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5.40e+06</text:p>
          </table:table-cell>
          <table:table-cell office:value-type="string">
            <text:p>2.70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5.40e+06</text:p>
          </table:table-cell>
          <table:table-cell office:value-type="string">
            <text:p>2.70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.1">
            <text:p>2.1</text:p>
          </table:table-cell>
          <table:table-cell office:value-type="string">
            <text:p>5.83e+06</text:p>
          </table:table-cell>
          <table:table-cell office:value-type="string">
            <text:p>2.77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.1">
            <text:p>2.1</text:p>
          </table:table-cell>
          <table:table-cell office:value-type="string">
            <text:p>5.79e+06</text:p>
          </table:table-cell>
          <table:table-cell office:value-type="string">
            <text:p>2.7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office:value-type="string">
            <text:p>7.10e+06</text:p>
          </table:table-cell>
          <table:table-cell office:value-type="string">
            <text:p>2.73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string">
            <text:p>7.71e+06</text:p>
          </table:table-cell>
          <table:table-cell office:value-type="string">
            <text:p>2.75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.9">
            <text:p>2.9</text:p>
          </table:table-cell>
          <table:table-cell office:value-type="string">
            <text:p>7.72e+06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  <table:table-cell office:value-type="string">
            <text:p>8.72e+06</text:p>
          </table:table-cell>
          <table:table-cell office:value-type="string">
            <text:p>2.73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office:value-type="string">
            <text:p>9.31e+06</text:p>
          </table:table-cell>
          <table:table-cell office:value-type="string">
            <text:p>2.74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string">
            <text:p>1.03e+07</text:p>
          </table:table-cell>
          <table:table-cell office:value-type="string">
            <text:p>2.71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string">
            <text:p>1.02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string">
            <text:p>1.05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string">
            <text:p>1.06e+07</text:p>
          </table:table-cell>
          <table:table-cell office:value-type="string">
            <text:p>2.71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string">
            <text:p>1.04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.08e+07</text:p>
          </table:table-cell>
          <table:table-cell office:value-type="string">
            <text:p>2.69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1.08e+07</text:p>
          </table:table-cell>
          <table:table-cell office:value-type="string">
            <text:p>2.70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11e+07</text:p>
          </table:table-cell>
          <table:table-cell office:value-type="string">
            <text:p>2.70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11e+07</text:p>
          </table:table-cell>
          <table:table-cell office:value-type="string">
            <text:p>2.71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09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10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office:value-type="string">
            <text:p>1.12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3">
            <text:p>4.3</text:p>
          </table:table-cell>
          <table:table-cell office:value-type="string">
            <text:p>1.15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string">
            <text:p>1.17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1.21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1.21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1.21e+07</text:p>
          </table:table-cell>
          <table:table-cell office:value-type="string">
            <text:p>2.70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  <table:table-cell office:value-type="string">
            <text:p>1.24e+07</text:p>
          </table:table-cell>
          <table:table-cell office:value-type="string">
            <text:p>2.70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6">
            <text:p>4.6</text:p>
          </table:table-cell>
          <table:table-cell office:value-type="string">
            <text:p>1.24e+07</text:p>
          </table:table-cell>
          <table:table-cell office:value-type="string">
            <text:p>2.71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7">
            <text:p>4.7</text:p>
          </table:table-cell>
          <table:table-cell office:value-type="string">
            <text:p>1.26e+07</text:p>
          </table:table-cell>
          <table:table-cell office:value-type="string">
            <text:p>2.69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string">
            <text:p>1.26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string">
            <text:p>1.28e+07</text:p>
          </table:table-cell>
          <table:table-cell office:value-type="string">
            <text:p>2.71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8">
            <text:p>4.8</text:p>
          </table:table-cell>
          <table:table-cell office:value-type="string">
            <text:p>1.29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string">
            <text:p>1.32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string">
            <text:p>1.48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string">
            <text:p>1.47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string">
            <text:p>1.50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string">
            <text:p>1.53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string">
            <text:p>1.56e+07</text:p>
          </table:table-cell>
          <table:table-cell office:value-type="string">
            <text:p>2.68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8">
            <text:p>5.8</text:p>
          </table:table-cell>
          <table:table-cell office:value-type="string">
            <text:p>1.52e+07</text:p>
          </table:table-cell>
          <table:table-cell office:value-type="string">
            <text:p>2.63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string">
            <text:p>1.55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string">
            <text:p>1.59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string">
            <text:p>1.59e+07</text:p>
          </table:table-cell>
          <table:table-cell office:value-type="string">
            <text:p>2.70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string">
            <text:p>1.64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string">
            <text:p>1.64e+07</text:p>
          </table:table-cell>
          <table:table-cell office:value-type="string">
            <text:p>2.70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string">
            <text:p>1.73e+07</text:p>
          </table:table-cell>
          <table:table-cell office:value-type="string">
            <text:p>2.70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  <table:table-cell office:value-type="string">
            <text:p>1.81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string">
            <text:p>1.84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string">
            <text:p>1.94e+07</text:p>
          </table:table-cell>
          <table:table-cell office:value-type="string">
            <text:p>2.65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string">
            <text:p>2.11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string">
            <text:p>2.13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.14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.1">
            <text:p>8.1</text:p>
          </table:table-cell>
          <table:table-cell office:value-type="string">
            <text:p>2.16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8.2">
            <text:p>8.2</text:p>
          </table:table-cell>
          <table:table-cell office:value-type="string">
            <text:p>2.20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8.2">
            <text:p>8.2</text:p>
          </table:table-cell>
          <table:table-cell office:value-type="string">
            <text:p>2.20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string">
            <text:p>2.28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string">
            <text:p>2.29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.42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9.1">
            <text:p>9.1</text:p>
          </table:table-cell>
          <table:table-cell office:value-type="string">
            <text:p>2.42e+07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office:value-type="float" office:value="9.5">
            <text:p>9.5</text:p>
          </table:table-cell>
          <table:table-cell office:value-type="string">
            <text:p>2.54e+07</text:p>
          </table:table-cell>
          <table:table-cell office:value-type="string">
            <text:p>2.68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.8">
            <text:p>9.8</text:p>
          </table:table-cell>
          <table:table-cell office:value-type="string">
            <text:p>2.62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.8">
            <text:p>9.8</text:p>
          </table:table-cell>
          <table:table-cell office:value-type="string">
            <text:p>2.62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0.1">
            <text:p>10.1</text:p>
          </table:table-cell>
          <table:table-cell office:value-type="string">
            <text:p>2.70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office:value-type="string">
            <text:p>2.91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.2">
            <text:p>11.2</text:p>
          </table:table-cell>
          <table:table-cell office:value-type="string">
            <text:p>3.01e+07</text:p>
          </table:table-cell>
          <table:table-cell office:value-type="string">
            <text:p>2.68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.8">
            <text:p>11.8</text:p>
          </table:table-cell>
          <table:table-cell office:value-type="string">
            <text:p>3.15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3.46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3.47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3.3">
            <text:p>13.3</text:p>
          </table:table-cell>
          <table:table-cell office:value-type="string">
            <text:p>3.53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  <table:table-cell office:value-type="string">
            <text:p>3.58e+07</text:p>
          </table:table-cell>
          <table:table-cell office:value-type="string">
            <text:p>2.65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string">
            <text:p>3.67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office:value-type="string">
            <text:p>3.70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.1">
            <text:p>14.1</text:p>
          </table:table-cell>
          <table:table-cell office:value-type="string">
            <text:p>3.77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.1">
            <text:p>14.1</text:p>
          </table:table-cell>
          <table:table-cell office:value-type="string">
            <text:p>3.77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string">
            <text:p>4.08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string">
            <text:p>4.10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.2">
            <text:p>16.2</text:p>
          </table:table-cell>
          <table:table-cell office:value-type="string">
            <text:p>4.33e+07</text:p>
          </table:table-cell>
          <table:table-cell office:value-type="string">
            <text:p>2.68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.3">
            <text:p>16.3</text:p>
          </table:table-cell>
          <table:table-cell office:value-type="string">
            <text:p>4.36e+07</text:p>
          </table:table-cell>
          <table:table-cell office:value-type="string">
            <text:p>2.68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office:value-type="string">
            <text:p>4.73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4.81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1.4">
            <text:p>21.4</text:p>
          </table:table-cell>
          <table:table-cell office:value-type="string">
            <text:p>5.70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5.86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2">
            <text:p>22.2</text:p>
          </table:table-cell>
          <table:table-cell office:value-type="string">
            <text:p>5.93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office:value-type="float" office:value="22.4">
            <text:p>22.4</text:p>
          </table:table-cell>
          <table:table-cell office:value-type="string">
            <text:p>5.98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.6">
            <text:p>23.6</text:p>
          </table:table-cell>
          <table:table-cell office:value-type="string">
            <text:p>6.30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.8">
            <text:p>23.8</text:p>
          </table:table-cell>
          <table:table-cell office:value-type="string">
            <text:p>6.33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  <table:table-cell office:value-type="string">
            <text:p>6.54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4.7">
            <text:p>24.7</text:p>
          </table:table-cell>
          <table:table-cell office:value-type="string">
            <text:p>6.59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.3">
            <text:p>26.3</text:p>
          </table:table-cell>
          <table:table-cell office:value-type="string">
            <text:p>7.01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  <table:table-cell office:value-type="string">
            <text:p>7.04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7.3">
            <text:p>27.3</text:p>
          </table:table-cell>
          <table:table-cell office:value-type="string">
            <text:p>7.25e+07</text:p>
          </table:table-cell>
          <table:table-cell office:value-type="string">
            <text:p>2.65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.7">
            <text:p>27.7</text:p>
          </table:table-cell>
          <table:table-cell office:value-type="string">
            <text:p>7.39e+07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9.5">
            <text:p>29.5</text:p>
          </table:table-cell>
          <table:table-cell office:value-type="string">
            <text:p>7.87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9.6">
            <text:p>29.6</text:p>
          </table:table-cell>
          <table:table-cell office:value-type="string">
            <text:p>7.89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8.52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.3">
            <text:p>32.3</text:p>
          </table:table-cell>
          <table:table-cell office:value-type="string">
            <text:p>8.61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2.7">
            <text:p>32.7</text:p>
          </table:table-cell>
          <table:table-cell office:value-type="string">
            <text:p>8.71e+07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2.9">
            <text:p>32.9</text:p>
          </table:table-cell>
          <table:table-cell office:value-type="string">
            <text:p>8.74e+07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6.9">
            <text:p>36.9</text:p>
          </table:table-cell>
          <table:table-cell office:value-type="string">
            <text:p>9.80e+07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8.7">
            <text:p>38.7</text:p>
          </table:table-cell>
          <table:table-cell office:value-type="string">
            <text:p>1.03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4.5">
            <text:p>44.5</text:p>
          </table:table-cell>
          <table:table-cell office:value-type="string">
            <text:p>1.18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4.5">
            <text:p>44.5</text:p>
          </table:table-cell>
          <table:table-cell office:value-type="string">
            <text:p>1.19e+08</text:p>
          </table:table-cell>
          <table:table-cell office:value-type="string">
            <text:p>2.67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46.9">
            <text:p>46.9</text:p>
          </table:table-cell>
          <table:table-cell office:value-type="string">
            <text:p>1.2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6.9">
            <text:p>46.9</text:p>
          </table:table-cell>
          <table:table-cell office:value-type="string">
            <text:p>1.25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.2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9.5">
            <text:p>49.5</text:p>
          </table:table-cell>
          <table:table-cell office:value-type="string">
            <text:p>1.32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9.6">
            <text:p>49.6</text:p>
          </table:table-cell>
          <table:table-cell office:value-type="string">
            <text:p>1.3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office:value-type="float" office:value="51.4">
            <text:p>51.4</text:p>
          </table:table-cell>
          <table:table-cell office:value-type="string">
            <text:p>1.37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1.7">
            <text:p>51.7</text:p>
          </table:table-cell>
          <table:table-cell office:value-type="string">
            <text:p>1.38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.1">
            <text:p>53.1</text:p>
          </table:table-cell>
          <table:table-cell office:value-type="string">
            <text:p>1.41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4.3">
            <text:p>54.3</text:p>
          </table:table-cell>
          <table:table-cell office:value-type="string">
            <text:p>1.4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4.4">
            <text:p>54.4</text:p>
          </table:table-cell>
          <table:table-cell office:value-type="string">
            <text:p>1.45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.6">
            <text:p>56.6</text:p>
          </table:table-cell>
          <table:table-cell office:value-type="string">
            <text:p>1.50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1.73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.1">
            <text:p>65.1</text:p>
          </table:table-cell>
          <table:table-cell office:value-type="string">
            <text:p>1.73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5.5">
            <text:p>65.5</text:p>
          </table:table-cell>
          <table:table-cell office:value-type="string">
            <text:p>1.74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74.6">
            <text:p>74.6</text:p>
          </table:table-cell>
          <table:table-cell office:value-type="string">
            <text:p>1.98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74.6">
            <text:p>74.6</text:p>
          </table:table-cell>
          <table:table-cell office:value-type="string">
            <text:p>1.98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  <table:table-cell office:value-type="string">
            <text:p>2.17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8.1">
            <text:p>88.1</text:p>
          </table:table-cell>
          <table:table-cell office:value-type="string">
            <text:p>2.34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9.5">
            <text:p>89.5</text:p>
          </table:table-cell>
          <table:table-cell office:value-type="string">
            <text:p>2.38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string">
            <text:p>2.79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5.8">
            <text:p>105.8</text:p>
          </table:table-cell>
          <table:table-cell office:value-type="string">
            <text:p>2.81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05.9">
            <text:p>105.9</text:p>
          </table:table-cell>
          <table:table-cell office:value-type="string">
            <text:p>2.8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3.5">
            <text:p>113.5</text:p>
          </table:table-cell>
          <table:table-cell office:value-type="string">
            <text:p>3.0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4.2">
            <text:p>114.2</text:p>
          </table:table-cell>
          <table:table-cell office:value-type="string">
            <text:p>3.04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4.4">
            <text:p>114.4</text:p>
          </table:table-cell>
          <table:table-cell office:value-type="string">
            <text:p>3.04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15.7">
            <text:p>115.7</text:p>
          </table:table-cell>
          <table:table-cell office:value-type="string">
            <text:p>3.08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19.1">
            <text:p>119.1</text:p>
          </table:table-cell>
          <table:table-cell office:value-type="string">
            <text:p>3.17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0.6">
            <text:p>130.6</text:p>
          </table:table-cell>
          <table:table-cell office:value-type="string">
            <text:p>3.47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31.2">
            <text:p>131.2</text:p>
          </table:table-cell>
          <table:table-cell office:value-type="string">
            <text:p>3.49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36.3">
            <text:p>136.3</text:p>
          </table:table-cell>
          <table:table-cell office:value-type="string">
            <text:p>3.63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string">
            <text:p>3.96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9.3">
            <text:p>149.3</text:p>
          </table:table-cell>
          <table:table-cell office:value-type="string">
            <text:p>3.97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73.8">
            <text:p>173.8</text:p>
          </table:table-cell>
          <table:table-cell office:value-type="string">
            <text:p>4.62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string">
            <text:p>4.68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1.2">
            <text:p>211.2</text:p>
          </table:table-cell>
          <table:table-cell office:value-type="string">
            <text:p>5.62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4.2">
            <text:p>224.2</text:p>
          </table:table-cell>
          <table:table-cell office:value-type="string">
            <text:p>5.96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27.7">
            <text:p>227.7</text:p>
          </table:table-cell>
          <table:table-cell office:value-type="string">
            <text:p>6.06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41.5">
            <text:p>241.5</text:p>
          </table:table-cell>
          <table:table-cell office:value-type="string">
            <text:p>6.43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41.8">
            <text:p>241.8</text:p>
          </table:table-cell>
          <table:table-cell office:value-type="string">
            <text:p>6.44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office:value-type="float" office:value="247.2">
            <text:p>247.2</text:p>
          </table:table-cell>
          <table:table-cell office:value-type="string">
            <text:p>6.58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52.7">
            <text:p>252.7</text:p>
          </table:table-cell>
          <table:table-cell office:value-type="string">
            <text:p>6.7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1.8">
            <text:p>261.8</text:p>
          </table:table-cell>
          <table:table-cell office:value-type="string">
            <text:p>6.96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61.9">
            <text:p>261.9</text:p>
          </table:table-cell>
          <table:table-cell office:value-type="string">
            <text:p>6.97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82.1">
            <text:p>282.1</text:p>
          </table:table-cell>
          <table:table-cell office:value-type="string">
            <text:p>7.50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94.5">
            <text:p>294.5</text:p>
          </table:table-cell>
          <table:table-cell office:value-type="string">
            <text:p>7.83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301.7">
            <text:p>301.7</text:p>
          </table:table-cell>
          <table:table-cell office:value-type="string">
            <text:p>8.03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302.4">
            <text:p>302.4</text:p>
          </table:table-cell>
          <table:table-cell office:value-type="string">
            <text:p>8.05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329.4">
            <text:p>329.4</text:p>
          </table:table-cell>
          <table:table-cell office:value-type="string">
            <text:p>8.76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335.4">
            <text:p>335.4</text:p>
          </table:table-cell>
          <table:table-cell office:value-type="string">
            <text:p>8.92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351.1">
            <text:p>351.1</text:p>
          </table:table-cell>
          <table:table-cell office:value-type="string">
            <text:p>9.34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351.3">
            <text:p>351.3</text:p>
          </table:table-cell>
          <table:table-cell office:value-type="string">
            <text:p>9.3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2.5">
            <text:p>352.5</text:p>
          </table:table-cell>
          <table:table-cell office:value-type="string">
            <text:p>9.38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53">
            <text:p>353</text:p>
          </table:table-cell>
          <table:table-cell office:value-type="string">
            <text:p>9.39e+08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string">
            <text:p>1.07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22.6">
            <text:p>422.6</text:p>
          </table:table-cell>
          <table:table-cell office:value-type="string">
            <text:p>1.12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42.6">
            <text:p>442.6</text:p>
          </table:table-cell>
          <table:table-cell office:value-type="string">
            <text:p>1.18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08.9">
            <text:p>508.9</text:p>
          </table:table-cell>
          <table:table-cell office:value-type="string">
            <text:p>1.35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12.9">
            <text:p>512.9</text:p>
          </table:table-cell>
          <table:table-cell office:value-type="string">
            <text:p>1.36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6.2">
            <text:p>516.2</text:p>
          </table:table-cell>
          <table:table-cell office:value-type="string">
            <text:p>1.37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6.8">
            <text:p>516.8</text:p>
          </table:table-cell>
          <table:table-cell office:value-type="string">
            <text:p>1.38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6.3">
            <text:p>526.3</text:p>
          </table:table-cell>
          <table:table-cell office:value-type="string">
            <text:p>1.40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43.8">
            <text:p>543.8</text:p>
          </table:table-cell>
          <table:table-cell office:value-type="string">
            <text:p>1.45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84.1">
            <text:p>584.1</text:p>
          </table:table-cell>
          <table:table-cell office:value-type="string">
            <text:p>1.55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string">
            <text:p>1.59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24.3">
            <text:p>624.3</text:p>
          </table:table-cell>
          <table:table-cell office:value-type="string">
            <text:p>1.66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697.5">
            <text:p>697.5</text:p>
          </table:table-cell>
          <table:table-cell office:value-type="string">
            <text:p>1.8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1.1">
            <text:p>711.1</text:p>
          </table:table-cell>
          <table:table-cell office:value-type="string">
            <text:p>1.89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12.2">
            <text:p>712.2</text:p>
          </table:table-cell>
          <table:table-cell office:value-type="string">
            <text:p>1.90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048576">
            <text:p>1048576</text:p>
          </table:table-cell>
          <table:table-cell table:number-columns-repeated="2" office:value-type="float" office:value="1">
            <text:p>1</text:p>
          </table:table-cell>
          <table:table-cell office:value-type="float" office:value="772.1">
            <text:p>772.1</text:p>
          </table:table-cell>
          <table:table-cell office:value-type="string">
            <text:p>2.05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813.6">
            <text:p>813.6</text:p>
          </table:table-cell>
          <table:table-cell office:value-type="string">
            <text:p>2.1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814.3">
            <text:p>814.3</text:p>
          </table:table-cell>
          <table:table-cell office:value-type="string">
            <text:p>2.17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47">
            <text:p>847</text:p>
          </table:table-cell>
          <table:table-cell office:value-type="string">
            <text:p>2.25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90.9">
            <text:p>890.9</text:p>
          </table:table-cell>
          <table:table-cell office:value-type="string">
            <text:p>2.37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905.4">
            <text:p>905.4</text:p>
          </table:table-cell>
          <table:table-cell office:value-type="string">
            <text:p>2.41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906.5">
            <text:p>906.5</text:p>
          </table:table-cell>
          <table:table-cell office:value-type="string">
            <text:p>2.41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980.4">
            <text:p>980.4</text:p>
          </table:table-cell>
          <table:table-cell office:value-type="string">
            <text:p>2.61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string">
            <text:p>2.91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99.5">
            <text:p>1099.5</text:p>
          </table:table-cell>
          <table:table-cell office:value-type="string">
            <text:p>2.93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15.4">
            <text:p>1115.4</text:p>
          </table:table-cell>
          <table:table-cell office:value-type="string">
            <text:p>2.97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16.5">
            <text:p>1116.5</text:p>
          </table:table-cell>
          <table:table-cell office:value-type="string">
            <text:p>2.97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91.6">
            <text:p>1191.6</text:p>
          </table:table-cell>
          <table:table-cell office:value-type="string">
            <text:p>3.17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192.5">
            <text:p>1192.5</text:p>
          </table:table-cell>
          <table:table-cell office:value-type="string">
            <text:p>3.17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194.3">
            <text:p>1194.3</text:p>
          </table:table-cell>
          <table:table-cell office:value-type="string">
            <text:p>3.18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string">
            <text:p>3.18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204.8">
            <text:p>1204.8</text:p>
          </table:table-cell>
          <table:table-cell office:value-type="string">
            <text:p>3.21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253.6">
            <text:p>1253.6</text:p>
          </table:table-cell>
          <table:table-cell office:value-type="string">
            <text:p>3.34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097152">
            <text:p>209715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69.9">
            <text:p>1369.9</text:p>
          </table:table-cell>
          <table:table-cell office:value-type="string">
            <text:p>3.64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16">
            <text:p>1416</text:p>
          </table:table-cell>
          <table:table-cell office:value-type="string">
            <text:p>3.77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50.7">
            <text:p>1450.7</text:p>
          </table:table-cell>
          <table:table-cell office:value-type="string">
            <text:p>3.86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482.8">
            <text:p>1482.8</text:p>
          </table:table-cell>
          <table:table-cell office:value-type="string">
            <text:p>3.94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90.2">
            <text:p>1690.2</text:p>
          </table:table-cell>
          <table:table-cell office:value-type="string">
            <text:p>4.50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91.6">
            <text:p>1791.6</text:p>
          </table:table-cell>
          <table:table-cell office:value-type="string">
            <text:p>4.77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097152">
            <text:p>2097152</text:p>
          </table:table-cell>
          <table:table-cell table:number-columns-repeated="2" office:value-type="float" office:value="1">
            <text:p>1</text:p>
          </table:table-cell>
          <table:table-cell office:value-type="float" office:value="1805.2">
            <text:p>1805.2</text:p>
          </table:table-cell>
          <table:table-cell office:value-type="string">
            <text:p>4.80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852.3">
            <text:p>1852.3</text:p>
          </table:table-cell>
          <table:table-cell office:value-type="string">
            <text:p>4.93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856.3">
            <text:p>1856.3</text:p>
          </table:table-cell>
          <table:table-cell office:value-type="string">
            <text:p>4.94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193.6">
            <text:p>2193.6</text:p>
          </table:table-cell>
          <table:table-cell office:value-type="string">
            <text:p>5.84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198.4">
            <text:p>2198.4</text:p>
          </table:table-cell>
          <table:table-cell office:value-type="string">
            <text:p>5.85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338">
            <text:p>2338</text:p>
          </table:table-cell>
          <table:table-cell office:value-type="string">
            <text:p>6.22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340.3">
            <text:p>2340.3</text:p>
          </table:table-cell>
          <table:table-cell office:value-type="string">
            <text:p>6.23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352.1">
            <text:p>2352.1</text:p>
          </table:table-cell>
          <table:table-cell office:value-type="string">
            <text:p>6.26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90.2">
            <text:p>2390.2</text:p>
          </table:table-cell>
          <table:table-cell office:value-type="string">
            <text:p>6.3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92">
            <text:p>2392</text:p>
          </table:table-cell>
          <table:table-cell office:value-type="string">
            <text:p>6.36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476.8">
            <text:p>2476.8</text:p>
          </table:table-cell>
          <table:table-cell office:value-type="string">
            <text:p>6.59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477.3">
            <text:p>2477.3</text:p>
          </table:table-cell>
          <table:table-cell office:value-type="string">
            <text:p>6.59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492.4">
            <text:p>2492.4</text:p>
          </table:table-cell>
          <table:table-cell office:value-type="string">
            <text:p>6.63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45">
            <text:p>2545</text:p>
          </table:table-cell>
          <table:table-cell office:value-type="string">
            <text:p>6.77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548.8">
            <text:p>2548.8</text:p>
          </table:table-cell>
          <table:table-cell office:value-type="string">
            <text:p>6.78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36.6">
            <text:p>2836.6</text:p>
          </table:table-cell>
          <table:table-cell office:value-type="string">
            <text:p>7.55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39.4">
            <text:p>2839.4</text:p>
          </table:table-cell>
          <table:table-cell office:value-type="string">
            <text:p>7.55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912.1">
            <text:p>2912.1</text:p>
          </table:table-cell>
          <table:table-cell office:value-type="string">
            <text:p>7.75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87.1">
            <text:p>2987.1</text:p>
          </table:table-cell>
          <table:table-cell office:value-type="string">
            <text:p>7.95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000.5">
            <text:p>3000.5</text:p>
          </table:table-cell>
          <table:table-cell office:value-type="string">
            <text:p>7.98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4194304">
            <text:p>419430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14.9">
            <text:p>3014.9</text:p>
          </table:table-cell>
          <table:table-cell office:value-type="string">
            <text:p>8.02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102.8">
            <text:p>3102.8</text:p>
          </table:table-cell>
          <table:table-cell office:value-type="string">
            <text:p>8.2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72.9">
            <text:p>3372.9</text:p>
          </table:table-cell>
          <table:table-cell office:value-type="string">
            <text:p>8.97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81">
            <text:p>3581</text:p>
          </table:table-cell>
          <table:table-cell office:value-type="string">
            <text:p>9.53e+09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194304">
            <text:p>4194304</text:p>
          </table:table-cell>
          <table:table-cell table:number-columns-repeated="2" office:value-type="float" office:value="1">
            <text:p>1</text:p>
          </table:table-cell>
          <table:table-cell office:value-type="float" office:value="4191.5">
            <text:p>4191.5</text:p>
          </table:table-cell>
          <table:table-cell office:value-type="string">
            <text:p>1.12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424.7">
            <text:p>4424.7</text:p>
          </table:table-cell>
          <table:table-cell office:value-type="string">
            <text:p>1.18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4964.1">
            <text:p>4964.1</text:p>
          </table:table-cell>
          <table:table-cell office:value-type="string">
            <text:p>1.3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4987.2">
            <text:p>4987.2</text:p>
          </table:table-cell>
          <table:table-cell office:value-type="string">
            <text:p>1.33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999.7">
            <text:p>4999.7</text:p>
          </table:table-cell>
          <table:table-cell office:value-type="string">
            <text:p>1.33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5027.4">
            <text:p>5027.4</text:p>
          </table:table-cell>
          <table:table-cell office:value-type="string">
            <text:p>1.3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5206">
            <text:p>5206</text:p>
          </table:table-cell>
          <table:table-cell office:value-type="string">
            <text:p>1.39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2097152">
            <text:p>20971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35.7">
            <text:p>5235.7</text:p>
          </table:table-cell>
          <table:table-cell office:value-type="string">
            <text:p>1.39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263.2">
            <text:p>5263.2</text:p>
          </table:table-cell>
          <table:table-cell office:value-type="string">
            <text:p>1.40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283.3">
            <text:p>5283.3</text:p>
          </table:table-cell>
          <table:table-cell office:value-type="string">
            <text:p>1.4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2097152">
            <text:p>209715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325.5">
            <text:p>5325.5</text:p>
          </table:table-cell>
          <table:table-cell office:value-type="string">
            <text:p>1.42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465.4">
            <text:p>5465.4</text:p>
          </table:table-cell>
          <table:table-cell office:value-type="string">
            <text:p>1.45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865.4">
            <text:p>5865.4</text:p>
          </table:table-cell>
          <table:table-cell office:value-type="string">
            <text:p>1.5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900.2">
            <text:p>5900.2</text:p>
          </table:table-cell>
          <table:table-cell office:value-type="string">
            <text:p>1.57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6009.4">
            <text:p>6009.4</text:p>
          </table:table-cell>
          <table:table-cell office:value-type="string">
            <text:p>1.60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121.1">
            <text:p>6121.1</text:p>
          </table:table-cell>
          <table:table-cell office:value-type="string">
            <text:p>1.63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126.1">
            <text:p>6126.1</text:p>
          </table:table-cell>
          <table:table-cell office:value-type="string">
            <text:p>1.63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154.5">
            <text:p>6154.5</text:p>
          </table:table-cell>
          <table:table-cell office:value-type="string">
            <text:p>1.64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155.8">
            <text:p>6155.8</text:p>
          </table:table-cell>
          <table:table-cell office:value-type="string">
            <text:p>1.6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364.4">
            <text:p>6364.4</text:p>
          </table:table-cell>
          <table:table-cell office:value-type="string">
            <text:p>1.69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6597.2">
            <text:p>6597.2</text:p>
          </table:table-cell>
          <table:table-cell office:value-type="string">
            <text:p>1.7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948">
            <text:p>6948</text:p>
          </table:table-cell>
          <table:table-cell office:value-type="string">
            <text:p>1.85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524288">
            <text:p>5242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348.5">
            <text:p>7348.5</text:p>
          </table:table-cell>
          <table:table-cell office:value-type="string">
            <text:p>1.96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388608">
            <text:p>838860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425.6">
            <text:p>8425.6</text:p>
          </table:table-cell>
          <table:table-cell office:value-type="string">
            <text:p>2.24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9009.1">
            <text:p>9009.1</text:p>
          </table:table-cell>
          <table:table-cell office:value-type="string">
            <text:p>2.40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9043">
            <text:p>9043</text:p>
          </table:table-cell>
          <table:table-cell office:value-type="string">
            <text:p>2.4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8388608">
            <text:p>8388608</text:p>
          </table:table-cell>
          <table:table-cell table:number-columns-repeated="2" office:value-type="float" office:value="1">
            <text:p>1</text:p>
          </table:table-cell>
          <table:table-cell office:value-type="float" office:value="9630.8">
            <text:p>9630.8</text:p>
          </table:table-cell>
          <table:table-cell office:value-type="string">
            <text:p>2.56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84.8">
            <text:p>10284.8</text:p>
          </table:table-cell>
          <table:table-cell office:value-type="string">
            <text:p>2.7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94">
            <text:p>10294</text:p>
          </table:table-cell>
          <table:table-cell office:value-type="string">
            <text:p>2.74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4194304">
            <text:p>41943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805.6">
            <text:p>10805.6</text:p>
          </table:table-cell>
          <table:table-cell office:value-type="string">
            <text:p>2.87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4194304">
            <text:p>419430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028.6">
            <text:p>11028.6</text:p>
          </table:table-cell>
          <table:table-cell office:value-type="string">
            <text:p>2.93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1195.7">
            <text:p>11195.7</text:p>
          </table:table-cell>
          <table:table-cell office:value-type="string">
            <text:p>2.98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1237.4">
            <text:p>11237.4</text:p>
          </table:table-cell>
          <table:table-cell office:value-type="string">
            <text:p>2.99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1323.5">
            <text:p>11323.5</text:p>
          </table:table-cell>
          <table:table-cell office:value-type="string">
            <text:p>3.0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1325.5">
            <text:p>11325.5</text:p>
          </table:table-cell>
          <table:table-cell office:value-type="string">
            <text:p>3.0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2097152">
            <text:p>209715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411.5">
            <text:p>12411.5</text:p>
          </table:table-cell>
          <table:table-cell office:value-type="string">
            <text:p>3.30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2097152">
            <text:p>20971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468.7">
            <text:p>12468.7</text:p>
          </table:table-cell>
          <table:table-cell office:value-type="string">
            <text:p>3.32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2491.7">
            <text:p>12491.7</text:p>
          </table:table-cell>
          <table:table-cell office:value-type="string">
            <text:p>3.32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2493">
            <text:p>12493</text:p>
          </table:table-cell>
          <table:table-cell office:value-type="string">
            <text:p>3.3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2832.5">
            <text:p>12832.5</text:p>
          </table:table-cell>
          <table:table-cell office:value-type="string">
            <text:p>3.4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3208">
            <text:p>13208</text:p>
          </table:table-cell>
          <table:table-cell office:value-type="string">
            <text:p>3.5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3246.9">
            <text:p>13246.9</text:p>
          </table:table-cell>
          <table:table-cell office:value-type="string">
            <text:p>3.52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318.3">
            <text:p>13318.3</text:p>
          </table:table-cell>
          <table:table-cell office:value-type="string">
            <text:p>3.54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3585.8">
            <text:p>13585.8</text:p>
          </table:table-cell>
          <table:table-cell office:value-type="string">
            <text:p>3.6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994.9">
            <text:p>13994.9</text:p>
          </table:table-cell>
          <table:table-cell office:value-type="string">
            <text:p>3.72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4635.9">
            <text:p>14635.9</text:p>
          </table:table-cell>
          <table:table-cell office:value-type="string">
            <text:p>3.89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048576">
            <text:p>1048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800.7">
            <text:p>14800.7</text:p>
          </table:table-cell>
          <table:table-cell office:value-type="string">
            <text:p>3.94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348.1">
            <text:p>16348.1</text:p>
          </table:table-cell>
          <table:table-cell office:value-type="string">
            <text:p>4.35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7018.4">
            <text:p>17018.4</text:p>
          </table:table-cell>
          <table:table-cell office:value-type="string">
            <text:p>4.53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16777216">
            <text:p>167772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458.1">
            <text:p>19458.1</text:p>
          </table:table-cell>
          <table:table-cell office:value-type="string">
            <text:p>5.18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20823.6">
            <text:p>20823.6</text:p>
          </table:table-cell>
          <table:table-cell office:value-type="string">
            <text:p>5.5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20894.8">
            <text:p>20894.8</text:p>
          </table:table-cell>
          <table:table-cell office:value-type="string">
            <text:p>5.5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6777216">
            <text:p>16777216</text:p>
          </table:table-cell>
          <table:table-cell table:number-columns-repeated="2" office:value-type="float" office:value="1">
            <text:p>1</text:p>
          </table:table-cell>
          <table:table-cell office:value-type="float" office:value="21832.5">
            <text:p>21832.5</text:p>
          </table:table-cell>
          <table:table-cell office:value-type="string">
            <text:p>5.81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388608">
            <text:p>838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288.7">
            <text:p>22288.7</text:p>
          </table:table-cell>
          <table:table-cell office:value-type="string">
            <text:p>5.93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388608">
            <text:p>838860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2443.3">
            <text:p>22443.3</text:p>
          </table:table-cell>
          <table:table-cell office:value-type="string">
            <text:p>5.97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2976.3">
            <text:p>22976.3</text:p>
          </table:table-cell>
          <table:table-cell office:value-type="string">
            <text:p>6.1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3029.2">
            <text:p>23029.2</text:p>
          </table:table-cell>
          <table:table-cell office:value-type="string">
            <text:p>6.13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4194304">
            <text:p>419430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4299">
            <text:p>24299</text:p>
          </table:table-cell>
          <table:table-cell office:value-type="string">
            <text:p>6.46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4480.1">
            <text:p>24480.1</text:p>
          </table:table-cell>
          <table:table-cell office:value-type="string">
            <text:p>6.5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4489">
            <text:p>24489</text:p>
          </table:table-cell>
          <table:table-cell office:value-type="string">
            <text:p>6.5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4664">
            <text:p>24664</text:p>
          </table:table-cell>
          <table:table-cell office:value-type="string">
            <text:p>6.56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2</text:p>
          </table:table-cell>
          <table:table-cell office:value-type="float" office:value="4194304">
            <text:p>41943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425.5">
            <text:p>25425.5</text:p>
          </table:table-cell>
          <table:table-cell office:value-type="string">
            <text:p>6.76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6515.5">
            <text:p>26515.5</text:p>
          </table:table-cell>
          <table:table-cell office:value-type="string">
            <text:p>7.05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6523.9">
            <text:p>26523.9</text:p>
          </table:table-cell>
          <table:table-cell office:value-type="string">
            <text:p>7.0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6652.2">
            <text:p>26652.2</text:p>
          </table:table-cell>
          <table:table-cell office:value-type="string">
            <text:p>7.09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7128.9">
            <text:p>27128.9</text:p>
          </table:table-cell>
          <table:table-cell office:value-type="string">
            <text:p>7.2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7138.8">
            <text:p>27138.8</text:p>
          </table:table-cell>
          <table:table-cell office:value-type="string">
            <text:p>7.22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7629.5">
            <text:p>27629.5</text:p>
          </table:table-cell>
          <table:table-cell office:value-type="string">
            <text:p>7.35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7648.9">
            <text:p>27648.9</text:p>
          </table:table-cell>
          <table:table-cell office:value-type="string">
            <text:p>7.36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097152">
            <text:p>20971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277.5">
            <text:p>28277.5</text:p>
          </table:table-cell>
          <table:table-cell office:value-type="string">
            <text:p>7.52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421.2">
            <text:p>28421.2</text:p>
          </table:table-cell>
          <table:table-cell office:value-type="string">
            <text:p>7.56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442.1">
            <text:p>28442.1</text:p>
          </table:table-cell>
          <table:table-cell office:value-type="string">
            <text:p>7.57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Cuda</text:p>
          </table:table-cell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8938.8">
            <text:p>28938.8</text:p>
          </table:table-cell>
          <table:table-cell office:value-type="string">
            <text:p>7.70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ultithread V1</text:p>
          </table:table-cell>
          <table:table-cell office:value-type="float" office:value="2097152">
            <text:p>20971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529.1">
            <text:p>29529.1</text:p>
          </table:table-cell>
          <table:table-cell office:value-type="string">
            <text:p>7.86e+10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777216">
            <text:p>167772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819.2">
            <text:p>45819.2</text:p>
          </table:table-cell>
          <table:table-cell office:value-type="string">
            <text:p>1.22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777216">
            <text:p>167772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6261.5">
            <text:p>46261.5</text:p>
          </table:table-cell>
          <table:table-cell office:value-type="string">
            <text:p>1.23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388608">
            <text:p>83886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671.9">
            <text:p>50671.9</text:p>
          </table:table-cell>
          <table:table-cell office:value-type="string">
            <text:p>1.35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8388608">
            <text:p>83886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985.4">
            <text:p>51985.4</text:p>
          </table:table-cell>
          <table:table-cell office:value-type="string">
            <text:p>1.38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524288">
            <text:p>52428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3789.7">
            <text:p>53789.7</text:p>
          </table:table-cell>
          <table:table-cell office:value-type="string">
            <text:p>1.43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194304">
            <text:p>41943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7232.4">
            <text:p>57232.4</text:p>
          </table:table-cell>
          <table:table-cell office:value-type="string">
            <text:p>1.52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194304">
            <text:p>41943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399.5">
            <text:p>59399.5</text:p>
          </table:table-cell>
          <table:table-cell office:value-type="string">
            <text:p>1.58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777216">
            <text:p>167772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03462.2">
            <text:p>103462.2</text:p>
          </table:table-cell>
          <table:table-cell office:value-type="string">
            <text:p>2.75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2</text:p>
          </table:table-cell>
          <table:table-cell office:value-type="float" office:value="16777216">
            <text:p>167772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4807.5">
            <text:p>104807.5</text:p>
          </table:table-cell>
          <table:table-cell office:value-type="string">
            <text:p>2.79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048576">
            <text:p>104857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7819.4">
            <text:p>107819.4</text:p>
          </table:table-cell>
          <table:table-cell office:value-type="string">
            <text:p>2.87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388608">
            <text:p>83886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4946.6">
            <text:p>114946.6</text:p>
          </table:table-cell>
          <table:table-cell office:value-type="string">
            <text:p>3.06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388608">
            <text:p>8388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0755.4">
            <text:p>120755.4</text:p>
          </table:table-cell>
          <table:table-cell office:value-type="string">
            <text:p>3.21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2097152">
            <text:p>209715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3844.3">
            <text:p>213844.3</text:p>
          </table:table-cell>
          <table:table-cell office:value-type="string">
            <text:p>5.69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777216">
            <text:p>167772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7728.4">
            <text:p>227728.4</text:p>
          </table:table-cell>
          <table:table-cell office:value-type="string">
            <text:p>6.06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777216">
            <text:p>167772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3301.5">
            <text:p>243301.5</text:p>
          </table:table-cell>
          <table:table-cell office:value-type="string">
            <text:p>6.47e+11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4194304">
            <text:p>419430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37592.1">
            <text:p>437592.1</text:p>
          </table:table-cell>
          <table:table-cell office:value-type="string">
            <text:p>1.16e+12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8388608">
            <text:p>83886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859284.8">
            <text:p>859284.8</text:p>
          </table:table-cell>
          <table:table-cell office:value-type="string">
            <text:p>2.29e+12</text:p>
          </table:table-cell>
          <table:table-cell office:value-type="string">
            <text:p>2.66e+06</text:p>
          </table:table-cell>
          <table:table-cell/>
        </table:table-row>
        <table:table-row table:style-name="ro1">
          <table:table-cell office:value-type="string">
            <text:p>Multithread V1</text:p>
          </table:table-cell>
          <table:table-cell office:value-type="float" office:value="16777216">
            <text:p>167772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712046.1">
            <text:p>1712046.1</text:p>
          </table:table-cell>
          <table:table-cell office:value-type="string">
            <text:p>4.55e+12</text:p>
          </table:table-cell>
          <table:table-cell office:value-type="string">
            <text:p>2.66e+06</text:p>
          </table:table-cell>
          <table:table-cell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8.52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string">
            <text:p>1.05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string">
            <text:p>1.03e+07</text:p>
          </table:table-cell>
          <table:table-cell office:value-type="string">
            <text:p>2.71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3">
            <text:p>4.3</text:p>
          </table:table-cell>
          <table:table-cell office:value-type="string">
            <text:p>1.15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11e+07</text:p>
          </table:table-cell>
          <table:table-cell office:value-type="string">
            <text:p>2.70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11e+07</text:p>
          </table:table-cell>
          <table:table-cell office:value-type="string">
            <text:p>2.71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string">
            <text:p>1.32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8">
            <text:p>4.8</text:p>
          </table:table-cell>
          <table:table-cell office:value-type="string">
            <text:p>1.29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string">
            <text:p>1.26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1.21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  <table:table-cell office:value-type="string">
            <text:p>1.81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string">
            <text:p>1.64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string">
            <text:p>1.59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string">
            <text:p>1.55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string">
            <text:p>1.48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0.1">
            <text:p>10.1</text:p>
          </table:table-cell>
          <table:table-cell office:value-type="string">
            <text:p>2.70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.42e+07</text:p>
          </table:table-cell>
          <table:table-cell office:value-type="string">
            <text:p>2.69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string">
            <text:p>2.29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8.2">
            <text:p>8.2</text:p>
          </table:table-cell>
          <table:table-cell office:value-type="string">
            <text:p>2.20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string">
            <text:p>2.11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office:value-type="string">
            <text:p>4.73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string">
            <text:p>4.08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.1">
            <text:p>14.1</text:p>
          </table:table-cell>
          <table:table-cell office:value-type="string">
            <text:p>3.77e+07</text:p>
          </table:table-cell>
          <table:table-cell office:value-type="string">
            <text:p>2.68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office:value-type="string">
            <text:p>3.70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3.3">
            <text:p>13.3</text:p>
          </table:table-cell>
          <table:table-cell office:value-type="string">
            <text:p>3.53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8.7">
            <text:p>38.7</text:p>
          </table:table-cell>
          <table:table-cell office:value-type="string">
            <text:p>1.03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9.5">
            <text:p>29.5</text:p>
          </table:table-cell>
          <table:table-cell office:value-type="string">
            <text:p>7.87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  <table:table-cell office:value-type="string">
            <text:p>7.04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  <table:table-cell office:value-type="string">
            <text:p>6.54e+07</text:p>
          </table:table-cell>
          <table:table-cell office:value-type="string">
            <text:p>2.67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.8">
            <text:p>23.8</text:p>
          </table:table-cell>
          <table:table-cell office:value-type="string">
            <text:p>6.33e+07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19.1">
            <text:p>119.1</text:p>
          </table:table-cell>
          <table:table-cell office:value-type="string">
            <text:p>3.17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46.9">
            <text:p>46.9</text:p>
          </table:table-cell>
          <table:table-cell office:value-type="string">
            <text:p>1.2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74.6">
            <text:p>74.6</text:p>
          </table:table-cell>
          <table:table-cell office:value-type="string">
            <text:p>1.98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4.3">
            <text:p>54.3</text:p>
          </table:table-cell>
          <table:table-cell office:value-type="string">
            <text:p>1.4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9.6">
            <text:p>49.6</text:p>
          </table:table-cell>
          <table:table-cell office:value-type="string">
            <text:p>1.3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.2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52.7">
            <text:p>252.7</text:p>
          </table:table-cell>
          <table:table-cell office:value-type="string">
            <text:p>6.7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15.7">
            <text:p>115.7</text:p>
          </table:table-cell>
          <table:table-cell office:value-type="string">
            <text:p>3.08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41.5">
            <text:p>241.5</text:p>
          </table:table-cell>
          <table:table-cell office:value-type="string">
            <text:p>6.43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string">
            <text:p>3.96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3.5">
            <text:p>113.5</text:p>
          </table:table-cell>
          <table:table-cell office:value-type="string">
            <text:p>3.0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05.9">
            <text:p>105.9</text:p>
          </table:table-cell>
          <table:table-cell office:value-type="string">
            <text:p>2.82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84.1">
            <text:p>584.1</text:p>
          </table:table-cell>
          <table:table-cell office:value-type="string">
            <text:p>1.55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string">
            <text:p>1.07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6.8">
            <text:p>516.8</text:p>
          </table:table-cell>
          <table:table-cell office:value-type="string">
            <text:p>1.38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329.4">
            <text:p>329.4</text:p>
          </table:table-cell>
          <table:table-cell office:value-type="string">
            <text:p>8.76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12.9">
            <text:p>512.9</text:p>
          </table:table-cell>
          <table:table-cell office:value-type="string">
            <text:p>1.36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351.3">
            <text:p>351.3</text:p>
          </table:table-cell>
          <table:table-cell office:value-type="string">
            <text:p>9.35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301.7">
            <text:p>301.7</text:p>
          </table:table-cell>
          <table:table-cell office:value-type="string">
            <text:p>8.03e+08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253.6">
            <text:p>1253.6</text:p>
          </table:table-cell>
          <table:table-cell office:value-type="string">
            <text:p>3.34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980.4">
            <text:p>980.4</text:p>
          </table:table-cell>
          <table:table-cell office:value-type="string">
            <text:p>2.61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194.3">
            <text:p>1194.3</text:p>
          </table:table-cell>
          <table:table-cell office:value-type="string">
            <text:p>3.18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906.5">
            <text:p>906.5</text:p>
          </table:table-cell>
          <table:table-cell office:value-type="string">
            <text:p>2.41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99.5">
            <text:p>1099.5</text:p>
          </table:table-cell>
          <table:table-cell office:value-type="string">
            <text:p>2.93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16.5">
            <text:p>1116.5</text:p>
          </table:table-cell>
          <table:table-cell office:value-type="string">
            <text:p>2.97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814.3">
            <text:p>814.3</text:p>
          </table:table-cell>
          <table:table-cell office:value-type="string">
            <text:p>2.17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000.5">
            <text:p>3000.5</text:p>
          </table:table-cell>
          <table:table-cell office:value-type="string">
            <text:p>7.98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352.1">
            <text:p>2352.1</text:p>
          </table:table-cell>
          <table:table-cell office:value-type="string">
            <text:p>6.26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36.6">
            <text:p>2836.6</text:p>
          </table:table-cell>
          <table:table-cell office:value-type="string">
            <text:p>7.55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198.4">
            <text:p>2198.4</text:p>
          </table:table-cell>
          <table:table-cell office:value-type="string">
            <text:p>5.85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477.3">
            <text:p>2477.3</text:p>
          </table:table-cell>
          <table:table-cell office:value-type="string">
            <text:p>6.59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856.3">
            <text:p>1856.3</text:p>
          </table:table-cell>
          <table:table-cell office:value-type="string">
            <text:p>4.94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340.3">
            <text:p>2340.3</text:p>
          </table:table-cell>
          <table:table-cell office:value-type="string">
            <text:p>6.23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92">
            <text:p>2392</text:p>
          </table:table-cell>
          <table:table-cell office:value-type="string">
            <text:p>6.36e+09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364.4">
            <text:p>6364.4</text:p>
          </table:table-cell>
          <table:table-cell office:value-type="string">
            <text:p>1.69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5206">
            <text:p>5206</text:p>
          </table:table-cell>
          <table:table-cell office:value-type="string">
            <text:p>1.39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155.8">
            <text:p>6155.8</text:p>
          </table:table-cell>
          <table:table-cell office:value-type="string">
            <text:p>1.6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4987.2">
            <text:p>4987.2</text:p>
          </table:table-cell>
          <table:table-cell office:value-type="string">
            <text:p>1.33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900.2">
            <text:p>5900.2</text:p>
          </table:table-cell>
          <table:table-cell office:value-type="string">
            <text:p>1.57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6009.4">
            <text:p>6009.4</text:p>
          </table:table-cell>
          <table:table-cell office:value-type="string">
            <text:p>1.60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283.3">
            <text:p>5283.3</text:p>
          </table:table-cell>
          <table:table-cell office:value-type="string">
            <text:p>1.4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5027.4">
            <text:p>5027.4</text:p>
          </table:table-cell>
          <table:table-cell office:value-type="string">
            <text:p>1.3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7018.4">
            <text:p>17018.4</text:p>
          </table:table-cell>
          <table:table-cell office:value-type="string">
            <text:p>4.53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4635.9">
            <text:p>14635.9</text:p>
          </table:table-cell>
          <table:table-cell office:value-type="string">
            <text:p>3.89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3246.9">
            <text:p>13246.9</text:p>
          </table:table-cell>
          <table:table-cell office:value-type="string">
            <text:p>3.52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1195.7">
            <text:p>11195.7</text:p>
          </table:table-cell>
          <table:table-cell office:value-type="string">
            <text:p>2.98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348.1">
            <text:p>16348.1</text:p>
          </table:table-cell>
          <table:table-cell office:value-type="string">
            <text:p>4.35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84.8">
            <text:p>10284.8</text:p>
          </table:table-cell>
          <table:table-cell office:value-type="string">
            <text:p>2.7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2491.7">
            <text:p>12491.7</text:p>
          </table:table-cell>
          <table:table-cell office:value-type="string">
            <text:p>3.32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9043">
            <text:p>9043</text:p>
          </table:table-cell>
          <table:table-cell office:value-type="string">
            <text:p>2.4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1325.5">
            <text:p>11325.5</text:p>
          </table:table-cell>
          <table:table-cell office:value-type="string">
            <text:p>3.0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8938.8">
            <text:p>28938.8</text:p>
          </table:table-cell>
          <table:table-cell office:value-type="string">
            <text:p>7.70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4664">
            <text:p>24664</text:p>
          </table:table-cell>
          <table:table-cell office:value-type="string">
            <text:p>6.56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421.2">
            <text:p>28421.2</text:p>
          </table:table-cell>
          <table:table-cell office:value-type="string">
            <text:p>7.56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4480.1">
            <text:p>24480.1</text:p>
          </table:table-cell>
          <table:table-cell office:value-type="string">
            <text:p>6.5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7648.9">
            <text:p>27648.9</text:p>
          </table:table-cell>
          <table:table-cell office:value-type="string">
            <text:p>7.36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2976.3">
            <text:p>22976.3</text:p>
          </table:table-cell>
          <table:table-cell office:value-type="string">
            <text:p>6.11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7138.8">
            <text:p>27138.8</text:p>
          </table:table-cell>
          <table:table-cell office:value-type="string">
            <text:p>7.22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20823.6">
            <text:p>20823.6</text:p>
          </table:table-cell>
          <table:table-cell office:value-type="string">
            <text:p>5.54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6515.5">
            <text:p>26515.5</text:p>
          </table:table-cell>
          <table:table-cell office:value-type="string">
            <text:p>7.05e+10</text:p>
          </table:table-cell>
          <table:table-cell office:value-type="string">
            <text:p>2.66e+0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string">
            <text:p>1.02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string">
            <text:p>1.06e+07</text:p>
          </table:table-cell>
          <table:table-cell office:value-type="string">
            <text:p>2.71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string">
            <text:p>1.04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09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office:value-type="string">
            <text:p>1.12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string">
            <text:p>1.10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1.21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string">
            <text:p>1.28e+07</text:p>
          </table:table-cell>
          <table:table-cell office:value-type="string">
            <text:p>2.71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4.6">
            <text:p>4.6</text:p>
          </table:table-cell>
          <table:table-cell office:value-type="string">
            <text:p>1.24e+07</text:p>
          </table:table-cell>
          <table:table-cell office:value-type="string">
            <text:p>2.71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1.21e+07</text:p>
          </table:table-cell>
          <table:table-cell office:value-type="string">
            <text:p>2.70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string">
            <text:p>1.47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string">
            <text:p>1.64e+07</text:p>
          </table:table-cell>
          <table:table-cell office:value-type="string">
            <text:p>2.70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string">
            <text:p>1.59e+07</text:p>
          </table:table-cell>
          <table:table-cell office:value-type="string">
            <text:p>2.70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string">
            <text:p>1.53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string">
            <text:p>1.50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string">
            <text:p>1.94e+07</text:p>
          </table:table-cell>
          <table:table-cell office:value-type="string">
            <text:p>2.65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9.1">
            <text:p>9.1</text:p>
          </table:table-cell>
          <table:table-cell office:value-type="string">
            <text:p>2.42e+07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string">
            <text:p>2.28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8.2">
            <text:p>8.2</text:p>
          </table:table-cell>
          <table:table-cell office:value-type="string">
            <text:p>2.20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string">
            <text:p>2.13e+07</text:p>
          </table:table-cell>
          <table:table-cell office:value-type="string">
            <text:p>2.69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office:value-type="string">
            <text:p>2.91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string">
            <text:p>4.10e+07</text:p>
          </table:table-cell>
          <table:table-cell office:value-type="string">
            <text:p>2.68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.1">
            <text:p>14.1</text:p>
          </table:table-cell>
          <table:table-cell office:value-type="string">
            <text:p>3.77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3.5">
            <text:p>13.5</text:p>
          </table:table-cell>
          <table:table-cell office:value-type="string">
            <text:p>3.58e+07</text:p>
          </table:table-cell>
          <table:table-cell office:value-type="string">
            <text:p>2.65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3.47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4.81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9.6">
            <text:p>29.6</text:p>
          </table:table-cell>
          <table:table-cell office:value-type="string">
            <text:p>7.89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7.3">
            <text:p>27.3</text:p>
          </table:table-cell>
          <table:table-cell office:value-type="string">
            <text:p>7.25e+07</text:p>
          </table:table-cell>
          <table:table-cell office:value-type="string">
            <text:p>2.65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4.7">
            <text:p>24.7</text:p>
          </table:table-cell>
          <table:table-cell office:value-type="string">
            <text:p>6.59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.6">
            <text:p>23.6</text:p>
          </table:table-cell>
          <table:table-cell office:value-type="string">
            <text:p>6.30e+07</text:p>
          </table:table-cell>
          <table:table-cell office:value-type="string">
            <text:p>2.67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2.7">
            <text:p>32.7</text:p>
          </table:table-cell>
          <table:table-cell office:value-type="string">
            <text:p>8.71e+07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6.9">
            <text:p>36.9</text:p>
          </table:table-cell>
          <table:table-cell office:value-type="string">
            <text:p>9.80e+07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74.6">
            <text:p>74.6</text:p>
          </table:table-cell>
          <table:table-cell office:value-type="string">
            <text:p>1.98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4.4">
            <text:p>54.4</text:p>
          </table:table-cell>
          <table:table-cell office:value-type="string">
            <text:p>1.45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9.5">
            <text:p>49.5</text:p>
          </table:table-cell>
          <table:table-cell office:value-type="string">
            <text:p>1.32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6.9">
            <text:p>46.9</text:p>
          </table:table-cell>
          <table:table-cell office:value-type="string">
            <text:p>1.25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1.73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  <table:table-cell office:value-type="string">
            <text:p>2.17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41.8">
            <text:p>241.8</text:p>
          </table:table-cell>
          <table:table-cell office:value-type="string">
            <text:p>6.44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49.3">
            <text:p>149.3</text:p>
          </table:table-cell>
          <table:table-cell office:value-type="string">
            <text:p>3.97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4.2">
            <text:p>114.2</text:p>
          </table:table-cell>
          <table:table-cell office:value-type="string">
            <text:p>3.04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string">
            <text:p>2.79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36.3">
            <text:p>136.3</text:p>
          </table:table-cell>
          <table:table-cell office:value-type="string">
            <text:p>3.63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82.1">
            <text:p>282.1</text:p>
          </table:table-cell>
          <table:table-cell office:value-type="string">
            <text:p>7.50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6.2">
            <text:p>516.2</text:p>
          </table:table-cell>
          <table:table-cell office:value-type="string">
            <text:p>1.37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335.4">
            <text:p>335.4</text:p>
          </table:table-cell>
          <table:table-cell office:value-type="string">
            <text:p>8.92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08.9">
            <text:p>508.9</text:p>
          </table:table-cell>
          <table:table-cell office:value-type="string">
            <text:p>1.35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351.1">
            <text:p>351.1</text:p>
          </table:table-cell>
          <table:table-cell office:value-type="string">
            <text:p>9.34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302.4">
            <text:p>302.4</text:p>
          </table:table-cell>
          <table:table-cell office:value-type="string">
            <text:p>8.05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94.5">
            <text:p>294.5</text:p>
          </table:table-cell>
          <table:table-cell office:value-type="string">
            <text:p>7.83e+08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697.5">
            <text:p>697.5</text:p>
          </table:table-cell>
          <table:table-cell office:value-type="string">
            <text:p>1.8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192.5">
            <text:p>1192.5</text:p>
          </table:table-cell>
          <table:table-cell office:value-type="string">
            <text:p>3.17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905.4">
            <text:p>905.4</text:p>
          </table:table-cell>
          <table:table-cell office:value-type="string">
            <text:p>2.41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string">
            <text:p>2.91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115.4">
            <text:p>1115.4</text:p>
          </table:table-cell>
          <table:table-cell office:value-type="string">
            <text:p>2.97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813.6">
            <text:p>813.6</text:p>
          </table:table-cell>
          <table:table-cell office:value-type="string">
            <text:p>2.1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string">
            <text:p>1.59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482.8">
            <text:p>1482.8</text:p>
          </table:table-cell>
          <table:table-cell office:value-type="string">
            <text:p>3.94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39.4">
            <text:p>2839.4</text:p>
          </table:table-cell>
          <table:table-cell office:value-type="string">
            <text:p>7.55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193.6">
            <text:p>2193.6</text:p>
          </table:table-cell>
          <table:table-cell office:value-type="string">
            <text:p>5.84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476.8">
            <text:p>2476.8</text:p>
          </table:table-cell>
          <table:table-cell office:value-type="string">
            <text:p>6.59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852.3">
            <text:p>1852.3</text:p>
          </table:table-cell>
          <table:table-cell office:value-type="string">
            <text:p>4.93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338">
            <text:p>2338</text:p>
          </table:table-cell>
          <table:table-cell office:value-type="string">
            <text:p>6.22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390.2">
            <text:p>2390.2</text:p>
          </table:table-cell>
          <table:table-cell office:value-type="string">
            <text:p>6.3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204.8">
            <text:p>1204.8</text:p>
          </table:table-cell>
          <table:table-cell office:value-type="string">
            <text:p>3.21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102.8">
            <text:p>3102.8</text:p>
          </table:table-cell>
          <table:table-cell office:value-type="string">
            <text:p>8.26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126.1">
            <text:p>6126.1</text:p>
          </table:table-cell>
          <table:table-cell office:value-type="string">
            <text:p>1.63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4964.1">
            <text:p>4964.1</text:p>
          </table:table-cell>
          <table:table-cell office:value-type="string">
            <text:p>1.3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5865.4">
            <text:p>5865.4</text:p>
          </table:table-cell>
          <table:table-cell office:value-type="string">
            <text:p>1.5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424.7">
            <text:p>4424.7</text:p>
          </table:table-cell>
          <table:table-cell office:value-type="string">
            <text:p>1.18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263.2">
            <text:p>5263.2</text:p>
          </table:table-cell>
          <table:table-cell office:value-type="string">
            <text:p>1.40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999.7">
            <text:p>4999.7</text:p>
          </table:table-cell>
          <table:table-cell office:value-type="string">
            <text:p>1.33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492.4">
            <text:p>2492.4</text:p>
          </table:table-cell>
          <table:table-cell office:value-type="string">
            <text:p>6.63e+09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6597.2">
            <text:p>6597.2</text:p>
          </table:table-cell>
          <table:table-cell office:value-type="string">
            <text:p>1.7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3208">
            <text:p>13208</text:p>
          </table:table-cell>
          <table:table-cell office:value-type="string">
            <text:p>3.5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1237.4">
            <text:p>11237.4</text:p>
          </table:table-cell>
          <table:table-cell office:value-type="string">
            <text:p>2.99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2832.5">
            <text:p>12832.5</text:p>
          </table:table-cell>
          <table:table-cell office:value-type="string">
            <text:p>3.4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94">
            <text:p>10294</text:p>
          </table:table-cell>
          <table:table-cell office:value-type="string">
            <text:p>2.74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2493">
            <text:p>12493</text:p>
          </table:table-cell>
          <table:table-cell office:value-type="string">
            <text:p>3.3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9009.1">
            <text:p>9009.1</text:p>
          </table:table-cell>
          <table:table-cell office:value-type="string">
            <text:p>2.40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11323.5">
            <text:p>11323.5</text:p>
          </table:table-cell>
          <table:table-cell office:value-type="string">
            <text:p>3.0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465.4">
            <text:p>5465.4</text:p>
          </table:table-cell>
          <table:table-cell office:value-type="string">
            <text:p>1.45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3585.8">
            <text:p>13585.8</text:p>
          </table:table-cell>
          <table:table-cell office:value-type="string">
            <text:p>3.61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8442.1">
            <text:p>28442.1</text:p>
          </table:table-cell>
          <table:table-cell office:value-type="string">
            <text:p>7.57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4489">
            <text:p>24489</text:p>
          </table:table-cell>
          <table:table-cell office:value-type="string">
            <text:p>6.5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7629.5">
            <text:p>27629.5</text:p>
          </table:table-cell>
          <table:table-cell office:value-type="string">
            <text:p>7.35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3029.2">
            <text:p>23029.2</text:p>
          </table:table-cell>
          <table:table-cell office:value-type="string">
            <text:p>6.13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7128.9">
            <text:p>27128.9</text:p>
          </table:table-cell>
          <table:table-cell office:value-type="string">
            <text:p>7.22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20894.8">
            <text:p>20894.8</text:p>
          </table:table-cell>
          <table:table-cell office:value-type="string">
            <text:p>5.5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6523.9">
            <text:p>26523.9</text:p>
          </table:table-cell>
          <table:table-cell office:value-type="string">
            <text:p>7.06e+10</text:p>
          </table:table-cell>
          <table:table-cell office:value-type="string">
            <text:p>2.66e+06</text:p>
          </table:table-cell>
          <table:table-cell office:value-type="float" office:value="512">
            <text:p>512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H3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12/17/2013</text:date>, <text:time>14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3:30:44</meta:creation-date>
    <dc:date>2013-12-17T14:45:38</dc:date>
    <meta:editing-duration>PT1H14M54S</meta:editing-duration>
    <meta:editing-cycles>2</meta:editing-cycles>
    <meta:generator>LibreOffice/3.4$Unix LibreOffice_project/340m1$Build-502</meta:generator>
    <meta:document-statistic meta:table-count="3" meta:cell-count="4157" meta:object-count="0"/>
  </office:meta>
</office:document-meta>
</file>